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5-06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5-05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5-04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5-03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4-11-1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4-10-1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4-09-12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4-08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4-07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4-06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4-05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4-04-1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4-03-1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3-11-0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3-10-1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3-09-0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3-08-1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23-07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9-04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9-03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8-11-0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8-10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8-09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8-07-3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8-06-0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7-07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7-06-2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7-05-2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7-04-0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6-11-0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6-10-0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6-09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6-08-1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6-07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6-06-1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6-05-3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6-04-0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5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5-10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5-09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5-08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5-07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5-06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5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5-03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4-10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4-09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4-08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4-06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4-05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4-04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3-11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3-10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3-09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3-08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3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3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3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3-04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2-11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2-10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2-09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2-08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2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2-06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1-11-0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1-09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200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7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5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9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6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8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7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QWTA at Grand Rapids, USGS <text:s/>GRAND RAPIDS</text:p>
          </table:table-cell>
          <table:table-cell office:value-type="string" calcext:value-type="string">
            <text:p>196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86" meta:object-count="0"/>
    <meta:user-defined meta:name="AppVersion">3.0</meta:user-defined>
  </office:meta>
</office:document-meta>
</file>